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B1000004206F43FC921092F59D.png" manifest:media-type="image/png"/>
  <manifest:file-entry manifest:full-path="Pictures/10000201000002C3000002C3235D6F8DBD8DB1E2.png" manifest:media-type="image/png"/>
  <manifest:file-entry manifest:full-path="Pictures/10001E31000054180000541802B31D4920481EC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knowledge TT BRK" svg:font-family="'Acknowledge TT BR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0000cc" draw:fill-gradient-name="Gradient_20_2" draw:textarea-horizontal-align="justify" draw:textarea-vertical-align="middle" draw:auto-grow-height="false" fo:min-height="12.904cm" fo:min-width="12.716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8.8cm" fo:min-width="8.65cm"/>
    </style:style>
    <style:style style:name="gr3" style:family="graphic" style:parent-style-name="standard">
      <style:graphic-properties draw:stroke="none" svg:stroke-color="#000000" draw:fill="none" draw:fill-color="#ffffff" fo:min-height="18.027cm" draw:shadow="hidden"/>
    </style:style>
    <style:style style:name="gr4" style:family="graphic" style:parent-style-name="standard">
      <style:graphic-properties draw:fill="gradient" draw:fill-color="#cc3300" draw:fill-gradient-name="Gradient_20_16" draw:opacity="100%" draw:opacity-name="Transparency_20_2" draw:textarea-horizontal-align="justify" draw:textarea-vertical-align="middle" draw:auto-grow-height="false" fo:min-height="21.25cm" fo:min-width="21cm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4.336cm" draw:shadow="hidden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3.25cm"/>
    </style:style>
    <style:style style:name="P1" style:family="paragraph">
      <loext:graphic-properties draw:fill="gradient" draw:fill-color="#0000cc" draw:fill-gradient-name="Gradient_20_2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 draw:fill-color="#ffffff"/>
      <style:text-properties fo:color="#ffffff" style:font-name="Acknowledge TT BRK" fo:font-size="580pt" style:font-size-asian="580pt" style:font-size-complex="580pt"/>
    </style:style>
    <style:style style:name="P4" style:family="paragraph">
      <loext:graphic-properties draw:fill="gradient" draw:fill-color="#cc3300" draw:fill-gradient-name="Gradient_20_16" draw:opacity="100%" draw:opacity-name="Transparency_20_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66ff" fo:font-size="110pt" fo:font-weight="bold" style:font-size-asian="110pt" style:font-weight-asian="bold" style:font-size-complex="110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color="#b2b2b2" fo:font-size="66pt" fo:font-weight="bold" style:font-size-asian="66pt" style:font-weight-asian="bold" style:font-size-complex="66pt" style:font-weight-complex="bold"/>
    </style:style>
    <style:style style:name="P9" style:family="paragraph">
      <loext:graphic-properties draw:fill="none" draw:fill-color="#ffffff"/>
      <style:text-properties fo:color="#b2b2b2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ffffff" style:font-name="Acknowledge TT BRK" fo:font-size="580pt" style:font-size-asian="580pt" style:font-size-complex="580pt"/>
    </style:style>
    <style:style style:name="T2" style:family="text">
      <style:text-properties fo:color="#0066ff" fo:font-size="110pt" fo:text-shadow="1pt 1pt" fo:font-weight="bold" style:font-size-asian="110pt" style:font-weight-asian="bold" style:font-size-complex="110pt" style:font-weight-complex="bold"/>
    </style:style>
    <style:style style:name="T3" style:family="text">
      <style:text-properties fo:color="#000000" fo:font-size="110pt" fo:font-weight="bold" style:font-size-asian="110pt" style:font-weight-asian="bold" style:font-size-complex="110pt" style:font-weight-complex="bold"/>
    </style:style>
    <style:style style:name="T4" style:family="text">
      <style:text-properties fo:color="#b2b2b2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8.69cm" svg:height="18.6cm" svg:x="1.4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18.3cm" svg:height="18.1cm" svg:x="1.6cm" svg:y="1.5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draw:g>
          <draw:frame draw:style-name="gr3" draw:text-style-name="P3" draw:layer="layout" svg:width="14.2cm" svg:height="18.277cm" svg:x="6.1cm" svg:y="-0.499cm">
            <draw:text-box>
              <text:p><text:span text:style-name="T1">Z</text:span></text:p>
            </draw:text-box>
          </draw:frame>
        </draw:g>
      </draw:page>
      <draw:page draw:name="page2" draw:style-name="dp1" draw:master-page-name="Default">
        <draw:custom-shape draw:style-name="gr4" draw:text-style-name="P4" draw:layer="layout" svg:width="21.5cm" svg:height="21.5cm" svg:x="0cm" svg:y="0.049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2cm" svg:height="6.2cm" svg:x="7.89cm" svg:y="9.185cm">
          <draw:image xlink:href="Pictures/10001E31000054180000541802B31D4920481ECC.svg" xlink:type="simple" xlink:show="embed" xlink:actuate="onLoad">
            <text:p/>
          </draw:image>
          <draw:image xlink:href="Pictures/10000201000002C3000002C3235D6F8DBD8DB1E2.png" xlink:type="simple" xlink:show="embed" xlink:actuate="onLoad"/>
        </draw:frame>
        <draw:frame draw:style-name="gr6" draw:text-style-name="P6" draw:layer="layout" svg:width="17cm" svg:height="4.586cm" svg:x="2.5cm" svg:y="5.4cm">
          <draw:text-box>
            <text:p><text:span text:style-name="T2">Asen</text:span><text:span text:style-name="T3">Zor</text:span></text:p>
          </draw:text-box>
        </draw:frame>
      </draw:page>
      <draw:page draw:name="page3" draw:style-name="dp1" draw:master-page-name="Default">
        <draw:frame draw:style-name="gr6" draw:text-style-name="P6" draw:layer="layout" svg:width="17cm" svg:height="4.586cm" svg:x="2.3cm" svg:y="8cm">
          <draw:text-box>
            <text:p><text:span text:style-name="T2">Asen</text:span><text:span text:style-name="T3">Zor</text:span></text:p>
          </draw:text-box>
        </draw:frame>
      </draw:page>
      <draw:page draw:name="page4" draw:style-name="dp1" draw:master-page-name="Default">
        <draw:frame draw:style-name="gr7" draw:text-style-name="P7" draw:layer="layout" svg:width="8.507cm" svg:height="9.506cm" svg:x="1.893cm" svg:y="6.194cm">
          <draw:image xlink:href="Pictures/10000201000003B1000004206F43FC921092F59D.png" xlink:type="simple" xlink:show="embed" xlink:actuate="onLoad">
            <text:p/>
          </draw:image>
        </draw:frame>
        <draw:frame draw:style-name="gr8" draw:text-style-name="P9" draw:layer="layout" svg:width="10.2cm" svg:height="3.5cm" svg:x="9.6cm" svg:y="9cm">
          <draw:text-box>
            <text:p text:style-name="P8"><text:span text:style-name="T4">Basili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knowledge TT BRK" svg:font-family="'Acknowledge TT BR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6" draw:display-name="Gradient 16" draw:style="linear" draw:start-color="#996600" draw:end-color="#aea79f" draw:start-intensity="100%" draw:end-intensity="100%" draw:angle="300" draw:border="0%"/>
    <draw:gradient draw:name="Gradient_20_2" draw:display-name="Gradient 2" draw:style="linear" draw:start-color="#6666ff" draw:end-color="#1c1c1c" draw:start-intensity="100%" draw:end-intensity="100%" draw:angle="30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cm" fo:page-height="2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5T11:37:00.728681425</meta:creation-date>
    <dc:date>2016-10-20T12:02:16.564398202</dc:date>
    <meta:editing-duration>PT11M40S</meta:editing-duration>
    <meta:editing-cycles>3</meta:editing-cycles>
    <meta:generator>LibreOffice/5.1.4.2$Linux_x86 LibreOffice_project/10m0$Build-2</meta:generator>
    <meta:document-statistic meta:object-count="11"/>
  </office:meta>
</office:document-meta>
</file>